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45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6" table:number-columns-repeated="1016" table:default-cell-style-name="ce3"/>
        <table:table-row table:style-name="ro1">
          <table:table-cell table:style-name="ce1" office:value-type="string" calcext:value-type="string">
            <text:p>Total Assets</text:p>
          </table:table-cell>
          <table:table-cell table:formula="of:=[.B12]" office:value-type="float" office:value="0.0016" calcext:value-type="float">
            <text:p>0.0016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SUM of Current Assets</text:p>
          </table:table-cell>
          <table:covered-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Total Paid</text:p>
          </table:table-cell>
          <table:table-cell table:style-name="ce4" table:formula="of:=[.D12]" office:value-type="currency" office:currency="USD" office:value="1.08" calcext:value-type="currency">
            <text:p>$1.08</text:p>
          </table:table-cell>
          <table:table-cell/>
          <table:table-cell table:style-name="ce3" office:value-type="string" calcext:value-type="string" table:number-columns-spanned="2" table:number-rows-spanned="1">
            <text:p>Sum Total Cost Basis Current</text:p>
          </table:table-cell>
          <table:covered-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Cost Average</text:p>
          </table:table-cell>
          <table:table-cell table:style-name="ce4" table:formula="of:=ROUND([.B2]/[.B1]; 2)" office:value-type="currency" office:currency="USD" office:value="675" calcext:value-type="currency">
            <text:p>$675.00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fit / Loss</text:p>
          </table:table-cell>
          <table:table-cell table:style-name="ce4" table:formula="of:=[.B6]-[.B2]" office:value-type="currency" office:currency="USD" office:value="0.0575840000000005" calcext:value-type="currency">
            <text:p>$0.06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% Profit / Loss</text:p>
          </table:table-cell>
          <table:table-cell table:style-name="ce5" table:formula="of:=[.B4]/[.B2]" office:value-type="percentage" office:value="0.053318518518519" calcext:value-type="percentage">
            <text:p>5.33%</text:p>
          </table:table-cell>
          <table:table-cell table:style-name="ce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Value</text:p>
          </table:table-cell>
          <table:table-cell table:style-name="ce4" table:formula="of:=[.B1]*[.B7]" office:value-type="currency" office:currency="USD" office:value="1.137584" calcext:value-type="currency">
            <text:p>$1.14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table:style-name="ce4" table:formula="of:=710.99" office:value-type="currency" office:currency="USD" office:value="710.99" calcext:value-type="currency">
            <text:p>$710.99</text:p>
          </table:table-cell>
          <table:table-cell/>
          <table:table-cell table:style-name="ce3" office:value-type="string" calcext:value-type="string" table:number-columns-spanned="2" table:number-rows-spanned="1">
            <text:p>Manually Entered Price</text:p>
          </table:table-cell>
          <table:covered-table-cell table:style-name="ce3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Date Acquired</text:p>
          </table:table-cell>
          <table:table-cell table:style-name="ce1" office:value-type="string" calcext:value-type="string">
            <text:p>Number of Coins</text:p>
          </table:table-cell>
          <table:table-cell table:style-name="ce1" office:value-type="string" calcext:value-type="string">
            <text:p>Exchange Price</text:p>
          </table:table-cell>
          <table:table-cell table:style-name="ce1" office:value-type="string" calcext:value-type="string">
            <text:p>Cost Basis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Sold Pr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-31-2024</text:p>
          </table:table-cell>
          <table:table-cell table:style-name="ce2" table:formula="of:=SUM([.B13:.B17])" office:value-type="float" office:value="0.0016" calcext:value-type="float">
            <text:p>0.0016</text:p>
          </table:table-cell>
          <table:table-cell table:style-name="ce8" table:formula="of:=[.D12]/[.B12]" office:value-type="currency" office:currency="USD" office:value="675" calcext:value-type="currency">
            <text:p>$675.00</text:p>
          </table:table-cell>
          <table:table-cell table:style-name="ce8" table:formula="of:=ROUND(SUM([.D14:.D17])-[.D17]-[.D16]-[.D15]-[.D26]; 2)" office:value-type="currency" office:currency="USD" office:value="1.08" calcext:value-type="currency">
            <text:p>$1.08</text:p>
          </table:table-cell>
          <table:table-cell table:style-name="ce8" table:formula="of:=[.B12]*[.B7]" office:value-type="currency" office:currency="USD" office:value="1.137584" calcext:value-type="currency">
            <text:p>$1.14</text:p>
          </table:table-cell>
          <table:table-cell table:style-name="ce8"/>
          <table:table-cell table:style-name="ce2" table:number-columns-repeated="1018"/>
        </table:table-row>
        <table:table-row table:style-name="ro1">
          <table:table-cell office:value-type="string" calcext:value-type="string">
            <text:p>Dec-02-2-24</text:p>
          </table:table-cell>
          <table:table-cell table:style-name="ce6" office:value-type="float" office:value="-0.04" calcext:value-type="float">
            <text:p>-0.0400</text:p>
          </table:table-cell>
          <table:table-cell table:style-name="ce8" table:formula="of:=708.05" office:value-type="currency" office:currency="USD" office:value="708.05" calcext:value-type="currency">
            <text:p>$708.05</text:p>
          </table:table-cell>
          <table:table-cell table:style-name="ce8" table:formula="of:=[.B13]*[.C13]" office:value-type="currency" office:currency="USD" office:value="-28.322" calcext:value-type="currency">
            <text:p>-$28.32</text:p>
          </table:table-cell>
          <table:table-cell table:style-name="ce8"/>
          <table:table-cell table:style-name="ce8" table:formula="of:=28.32" office:value-type="currency" office:currency="USD" office:value="28.32" calcext:value-type="currency">
            <text:p>$28.32</text:p>
          </table:table-cell>
          <table:table-cell table:style-name="ce4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Oct-31-2024</text:p>
          </table:table-cell>
          <table:table-cell table:style-name="ce7" table:formula="of:=0.014" office:value-type="float" office:value="0.014" calcext:value-type="float">
            <text:p>0.0140</text:p>
          </table:table-cell>
          <table:table-cell table:formula="of:=672" office:value-type="currency" office:currency="USD" office:value="672" calcext:value-type="currency">
            <text:p>$672.00</text:p>
          </table:table-cell>
          <table:table-cell table:formula="of:=[.B14]*[.C14]" office:value-type="currency" office:currency="USD" office:value="9.408" calcext:value-type="currency">
            <text:p>$9.41</text:p>
          </table:table-cell>
          <table:table-cell table:formula="of:=[.B14]*[.B7]" office:value-type="currency" office:currency="USD" office:value="9.95386" calcext:value-type="currency">
            <text:p>$9.95</text:p>
          </table:table-cell>
          <table:table-cell/>
          <table:table-cell table:style-name="ce9" table:formula="of:=SUM([.B14:.B17])/[.B13]" office:value-type="float" office:value="-1.04" calcext:value-type="float">
            <text:p>-1.04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-16-2024</text:p>
          </table:table-cell>
          <table:table-cell table:style-name="ce7" table:formula="of:=0.014" office:value-type="float" office:value="0.014" calcext:value-type="float">
            <text:p>0.0140</text:p>
          </table:table-cell>
          <table:table-cell table:formula="of:=687.49" office:value-type="currency" office:currency="USD" office:value="687.49" calcext:value-type="currency">
            <text:p>$687.49</text:p>
          </table:table-cell>
          <table:table-cell table:formula="of:=[.B15]*[.C15]" office:value-type="currency" office:currency="USD" office:value="9.62486" calcext:value-type="currency">
            <text:p>$9.62</text:p>
          </table:table-cell>
          <table:table-cell table:formula="of:=[.B15]*[.B7]" office:value-type="currency" office:currency="USD" office:value="9.95386" calcext:value-type="currency">
            <text:p>$9.95</text:p>
          </table:table-cell>
          <table:table-cell/>
          <table:table-cell table:style-name="ce9" table:formula="of:=SUM([.B15:.B17])/[.B13]" office:value-type="float" office:value="-0.69" calcext:value-type="float">
            <text:p>-0.69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-15-2024</text:p>
          </table:table-cell>
          <table:table-cell table:style-name="ce7" table:formula="of:=0.013" office:value-type="float" office:value="0.013" calcext:value-type="float">
            <text:p>0.0130</text:p>
          </table:table-cell>
          <table:table-cell table:formula="of:=732.08" office:value-type="currency" office:currency="USD" office:value="732.08" calcext:value-type="currency">
            <text:p>$732.08</text:p>
          </table:table-cell>
          <table:table-cell table:formula="of:=[.B16]*[.C16]" office:value-type="currency" office:currency="USD" office:value="9.51704" calcext:value-type="currency">
            <text:p>$9.52</text:p>
          </table:table-cell>
          <table:table-cell table:formula="of:=[.B16]*[.B7]" office:value-type="currency" office:currency="USD" office:value="9.24287" calcext:value-type="currency">
            <text:p>$9.24</text:p>
          </table:table-cell>
          <table:table-cell/>
          <table:table-cell table:style-name="ce9" table:formula="of:=SUM([.B16:.B17])/[.B13]" office:value-type="float" office:value="-0.34" calcext:value-type="float">
            <text:p>-0.34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-25-2024</text:p>
          </table:table-cell>
          <table:table-cell table:style-name="ce7" table:formula="of:=SUM([.B18:.B21])" office:value-type="float" office:value="0.000600000000000002" calcext:value-type="float">
            <text:p>0.0006</text:p>
          </table:table-cell>
          <table:table-cell table:formula="of:=[.D17]/[.B17]" office:value-type="currency" office:currency="USD" office:value="866.666666666665" calcext:value-type="currency">
            <text:p>$866.67</text:p>
          </table:table-cell>
          <table:table-cell table:formula="of:=ROUND(SUM([.D19:.D21])-[.D21]-[.D20]-[.D25]; 2)" office:value-type="currency" office:currency="USD" office:value="0.52" calcext:value-type="currency">
            <text:p>$0.52</text:p>
          </table:table-cell>
          <table:table-cell table:formula="of:=[.B17]*[.B7]" office:value-type="currency" office:currency="USD" office:value="0.426594000000001" calcext:value-type="currency">
            <text:p>$0.43</text:p>
          </table:table-cell>
          <table:table-cell/>
          <table:table-cell table:style-name="ce9" table:formula="of:=[.B17]/[.B13]" office:value-type="float" office:value="-0.015" calcext:value-type="float">
            <text:p>-0.015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-31-2024</text:p>
          </table:table-cell>
          <table:table-cell table:style-name="ce7" office:value-type="float" office:value="-0.0314" calcext:value-type="float">
            <text:p>-0.0314</text:p>
          </table:table-cell>
          <table:table-cell office:value-type="currency" office:currency="USD" office:value="920.2" calcext:value-type="currency">
            <text:p>$920.20</text:p>
          </table:table-cell>
          <table:table-cell table:formula="of:=[.B18]*[.C18]" office:value-type="currency" office:currency="USD" office:value="-28.89428" calcext:value-type="currency">
            <text:p>-$28.89</text:p>
          </table:table-cell>
          <table:table-cell/>
          <table:table-cell table:style-name="ce4" table:formula="of:=ABS([.B18])*[.C18]" office:value-type="currency" office:currency="USD" office:value="28.89428" calcext:value-type="currency">
            <text:p>$28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-25-2024</text:p>
          </table:table-cell>
          <table:table-cell table:style-name="ce7" office:value-type="float" office:value="0.011" calcext:value-type="float">
            <text:p>0.0110</text:p>
          </table:table-cell>
          <table:table-cell table:formula="of:=869.65" office:value-type="currency" office:currency="USD" office:value="869.65" calcext:value-type="currency">
            <text:p>$869.65</text:p>
          </table:table-cell>
          <table:table-cell table:formula="of:=[.B19]*[.C19]" office:value-type="currency" office:currency="USD" office:value="9.56615" calcext:value-type="currency">
            <text:p>$9.57</text:p>
          </table:table-cell>
          <table:table-cell table:formula="of:=[.B19]*[.B7]" office:value-type="currency" office:currency="USD" office:value="7.82089" calcext:value-type="currency">
            <text:p>$7.82</text:p>
          </table:table-cell>
          <table:table-cell/>
          <table:table-cell table:style-name="ce9" table:formula="of:=SUM([.B19:.B21])/[.B18]" office:value-type="float" office:value="-1.01910828025478" calcext:value-type="float">
            <text:p>-1.019108280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l-19-2024</text:p>
          </table:table-cell>
          <table:table-cell table:style-name="ce7" office:value-type="float" office:value="0.011" calcext:value-type="float">
            <text:p>0.0110</text:p>
          </table:table-cell>
          <table:table-cell table:formula="of:=901.68" office:value-type="currency" office:currency="USD" office:value="901.68" calcext:value-type="currency">
            <text:p>$901.68</text:p>
          </table:table-cell>
          <table:table-cell table:formula="of:=[.B20]*[.C20]" office:value-type="currency" office:currency="USD" office:value="9.91848" calcext:value-type="currency">
            <text:p>$9.92</text:p>
          </table:table-cell>
          <table:table-cell table:formula="of:=[.B20]*[.B7]" office:value-type="currency" office:currency="USD" office:value="7.82089" calcext:value-type="currency">
            <text:p>$7.82</text:p>
          </table:table-cell>
          <table:table-cell/>
          <table:table-cell table:style-name="ce9" table:formula="of:=SUM([.B20:.B21])/[.B18]" office:value-type="float" office:value="-0.668789808917197" calcext:value-type="float">
            <text:p>-0.668789809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l-17-2024</text:p>
          </table:table-cell>
          <table:table-cell table:style-name="ce7" office:value-type="float" office:value="0.01" calcext:value-type="float">
            <text:p>0.0100</text:p>
          </table:table-cell>
          <table:table-cell table:formula="of:=945.43" office:value-type="currency" office:currency="USD" office:value="945.43" calcext:value-type="currency">
            <text:p>$945.43</text:p>
          </table:table-cell>
          <table:table-cell table:formula="of:=[.B21]*[.C21]" office:value-type="currency" office:currency="USD" office:value="9.4543" calcext:value-type="currency">
            <text:p>$9.45</text:p>
          </table:table-cell>
          <table:table-cell table:formula="of:=[.B21]*[.B7]" office:value-type="currency" office:currency="USD" office:value="7.1099" calcext:value-type="currency">
            <text:p>$7.11</text:p>
          </table:table-cell>
          <table:table-cell/>
          <table:table-cell table:style-name="ce9" table:formula="of:=[.B21]/[.B18]" office:value-type="float" office:value="-0.318471337579618" calcext:value-type="float">
            <text:p>-0.318471338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n Memory Calc</text:p>
          </table:table-cell>
          <table:table-cell table:number-columns-repeated="1023"/>
        </table:table-row>
        <table:table-row table:style-name="ro1">
          <table:table-cell/>
          <table:table-cell table:style-name="ce7" table:formula="of:=ABS([.B18]) - SUM([.B20:.B21])" office:value-type="float" office:value="0.0104" calcext:value-type="float">
            <text:p>0.0104</text:p>
          </table:table-cell>
          <table:table-cell table:formula="of:=[.C19]" office:value-type="currency" office:currency="USD" office:value="869.65" calcext:value-type="currency">
            <text:p>$869.65</text:p>
          </table:table-cell>
          <table:table-cell table:formula="of:=[.B25]*[.C25]" office:value-type="currency" office:currency="USD" office:value="9.04436" calcext:value-type="currency">
            <text:p>$9.04</text:p>
          </table:table-cell>
          <table:table-cell table:number-columns-repeated="1020"/>
        </table:table-row>
        <table:table-row table:style-name="ro1">
          <table:table-cell/>
          <table:table-cell table:formula="of:=ABS([.B13])-SUM([.B15:.B17])" office:value-type="float" office:value="0.0124" calcext:value-type="float">
            <text:p>0.0124</text:p>
          </table:table-cell>
          <table:table-cell table:formula="of:=[.C14]" office:value-type="currency" office:currency="USD" office:value="672" calcext:value-type="currency">
            <text:p>$672.00</text:p>
          </table:table-cell>
          <table:table-cell table:formula="of:=[.B26]*[.C26]" office:value-type="currency" office:currency="USD" office:value="8.3328" calcext:value-type="currency">
            <text:p>$8.3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D17]/[.B17]" office:value-type="currency" office:currency="USD" office:value="866.666666666665" calcext:value-type="currency">
            <text:p>$866.67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formula="of:=[.D12]/[.B12]" office:value-type="currency" office:currency="USD" office:value="675" calcext:value-type="currency">
            <text:p>$675.00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/>
    </number:number-style>
    <number:number-style style:name="N151">
      <number:number number:decimal-places="3" number:min-decimal-places="3" number:min-integer-digits="1" number:grouping="true"/>
    </number:number-style>
    <number:number-style style:name="N150">
      <number:number number:decimal-places="4" number:min-decimal-places="4" number:min-integer-digits="1" number:grouping="true"/>
    </number:number-style>
    <number:currency-style style:name="N133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3P0"/>
    </number:currency-style>
    <number:number-style style:name="N132">
      <number:number number:decimal-places="6" number:min-decimal-places="6" number:min-integer-digits="1"/>
    </number:number-style>
    <number:time-style style:name="N131">
      <number:minutes number:style="long"/>
      <number:text>:</number:text>
      <number:seconds number:style="long"/>
    </number:time-style>
    <number:number-style style:name="N130">
      <number:number number:decimal-places="11" number:min-decimal-places="11" number:min-integer-digits="1"/>
    </number:number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">
      <number:number number:decimal-places="16" number:min-decimal-places="16" number:min-integer-digits="1"/>
    </number:number-style>
    <number:time-style style:name="N127">
      <number:minutes number:style="long"/>
      <number:text>:</number:text>
      <number:seconds number:style="long" number:decimal-places="1"/>
    </number:time-style>
    <number:number-style style:name="N126">
      <number:number number:decimal-places="19" number:min-decimal-places="19" number:min-integer-digits="1"/>
    </number:number-style>
    <number:number-style style:name="N125">
      <number:number number:decimal-places="18" number:min-decimal-places="18" number:min-integer-digits="1"/>
    </number:number-style>
    <number:number-style style:name="N124">
      <number:number number:decimal-places="17" number:min-decimal-places="17" number:min-integer-digits="1"/>
    </number:number-style>
    <number:currency-style style:name="N12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3P0"/>
    </number:currency-style>
    <number:currency-style style:name="N12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2P0"/>
    </number:currency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34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5P0"/>
    </number:currency-style>
    <number:number-style style:name="N136">
      <number:number number:decimal-places="8" number:min-decimal-places="8" number:min-integer-digits="1"/>
    </number:number-style>
    <number:number-style style:name="N137">
      <number:number number:decimal-places="14" number:min-decimal-places="14" number:min-integer-digits="1"/>
    </number:number-style>
    <number:number-style style:name="N138">
      <number:number number:decimal-places="15" number:min-decimal-places="15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1" number:min-decimal-places="1" number:min-integer-digits="1"/>
    </number:number-style>
    <number:currency-style style:name="N143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43P0"/>
    </number:currency-style>
    <number:number-style style:name="N144">
      <number:number number:decimal-places="10" number:min-decimal-places="10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9" number:min-decimal-places="9" number:min-integer-digits="1"/>
    </number:number-style>
    <number:percentage-style style:name="N147">
      <number:number number:decimal-places="1" number:min-decimal-places="1" number:min-integer-digits="1"/>
      <number:text>%</number:text>
    </number:percentage-style>
    <number:number-style style:name="N148">
      <number:number number:decimal-places="12" number:min-decimal-places="12" number:min-integer-digits="1"/>
    </number:number-style>
    <number:number-style style:name="N149">
      <number:number number:decimal-places="5" number:min-decimal-places="5" number:min-integer-digits="1" number:grouping="true"/>
    </number:number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3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number-style style:name="N1012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3P2" style:volatile="true" number:language="en" number:country="US">
      <number:currency-symbol/>
      <number:fill-character> </number:fill-character>
      <number:text>- </number:text>
    </number:currency-style>
    <number:text-style style:name="N10123" number:language="en" number:country="U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2" number:language="en" number:country="U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2:54:35.784437391</meta:creation-date>
    <dc:date>2024-12-02T12:55:53.338232615</dc:date>
    <meta:editing-duration>PT1M18S</meta:editing-duration>
    <meta:editing-cycles>1</meta:editing-cycles>
    <meta:document-statistic meta:table-count="1" meta:cell-count="90" meta:object-count="0"/>
    <meta:generator>LibreOffice/7.3.7.2$Linux_X86_64 LibreOffice_project/30$Build-2</meta:generator>
  </office:meta>
</office:document-meta>
</file>